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3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4-03-05T20:39:05">
            <text:p>03/05/14 08:39 P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98in" draw:caption-point-x="-0.2402in" draw:caption-point-y="0.6063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72in" draw:caption-point-x="-0.2402in" draw:caption-point-y="0.6063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81in" draw:caption-point-x="-0.2051in" draw:caption-point-y="0.5831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669in" draw:caption-point-x="-0.2402in" draw:caption-point-y="0.6063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1016in" draw:caption-point-x="-0.2402in" draw:caption-point-y="0.6063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366in" draw:caption-point-x="-0.2402in" draw:caption-point-y="0.6063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713in" draw:caption-point-x="-0.2402in" draw:caption-point-y="0.6063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1063in" draw:caption-point-x="-0.2402in" draw:caption-point-y="0.6063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409in" draw:caption-point-x="-0.2402in" draw:caption-point-y="0.6063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76in" draw:caption-point-x="-0.2402in" draw:caption-point-y="0.6063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1106in" draw:caption-point-x="-0.2402in" draw:caption-point-y="0.6063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783in" draw:caption-point-x="-0.2402in" draw:caption-point-y="0.6063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A">
            <text:p>05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Asss]">
            <text:p>[195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A">
            <text:p>01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A" table:number-columns-spanned="12" table:number-rows-spanned="1">
            <text:p>1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2]*2+[.W32])*8+[.X32];2);[.AA32];[.AM32];&quot;]&quot;)" office:value-type="string" office:string-value="[191EAsss]">
            <text:p>[191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613in" draw:caption-point-x="-0.2402in" draw:caption-point-y="0.6063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E8">
            <text:p>05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3]*2+[.W33])*8+[.X33];2);[.AA33];[.AM33];&quot;]&quot;)" office:value-type="string" office:string-value="[195E8sss]">
            <text:p>[195E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E8">
            <text:p>01E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E8sss]">
            <text:p>[191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949">
            <text:p>09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949sss]">
            <text:p>[199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  <draw:g table:end-cell-address="Headers.B49" table:end-x="0.1756in" table:end-y="0.1303in" draw:z-index="12">
              <draw:custom-shape draw:style-name="gr1" svg:width="0.0799in" svg:height="0.0972in" draw:transform="rotate (-1.57079632679579) translate (0.173228346456693in 0.21496062992126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73228346456693in 0.377952755905512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55236220472440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69291338582677in 0.719685039370079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303in" svg:x="0.0437in" svg:y="0.142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  <draw:line table:end-cell-address="Headers.B64" table:end-x="1.9075in" table:end-y="0.1197in" draw:z-index="14" draw:style-name="gr2" draw:text-style-name="P1" svg:x1="1.9075in" svg:y1="0.0201in" svg:x2="1.5661in" svg:y2="2.3764in">
              <text:p/>
            </draw:line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6268in" draw:caption-point-x="-0.2402in" draw:caption-point-y="0.6063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  <draw:ellipse table:end-cell-address="Headers.BA57" table:end-x="0.2673in" table:end-y="0.0213in" draw:z-index="11" draw:style-name="gr3" draw:text-style-name="P1" svg:width="0.3051in" svg:height="0.1976in" svg:x="0.7701in" svg:y="0.1583in">
              <text:p/>
            </draw:ellipse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>
            <draw:line table:end-cell-address="Headers.AZ65" table:end-x="0.8087in" table:end-y="0.0047in" draw:z-index="0" draw:style-name="gr4" draw:text-style-name="P1" svg:x1="0.3665in" svg:y1="1.2571in" svg:x2="0.8087in" svg:y2="0.0059in">
              <text:p/>
            </draw:line>
          </table:table-cell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/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17"/>
          <table:table-cell table:style-name="ce25"/>
          <table:table-cell table:number-columns-repeated="6"/>
          <table:table-cell table:style-name="Default"/>
          <table:table-cell table:number-columns-repeated="19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6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>
            <draw:line table:end-cell-address="Headers.U66" table:end-x="0.0429in" table:end-y="0.1358in" draw:z-index="7" draw:style-name="gr2" draw:text-style-name="P1" svg:x1="0.2587in" svg:y1="0.1154in" svg:x2="0.3835in" svg:y2="0.6378in">
              <text:p/>
            </draw:line>
          </table:table-cell>
          <table:table-cell/>
          <table:table-cell table:style-name="Default" table:number-columns-repeated="15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/>
          <table:table-cell table:style-name="ce53" office:value-type="string">
            <text:p>Priority Classes</text:p>
          </table:table-cell>
          <table:table-cell>
            <draw:custom-shape table:end-cell-address="Headers.D84" table:end-x="0.0776in" table:end-y="0.0228in" draw:z-index="4" draw:style-name="gr5" draw:text-style-name="P1" svg:width="0.1343in" svg:height="3.1685in" draw:transform="rotate (1.5707963267946) translate (0.113385826771654in 0.0354330708661417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custom-shape table:end-cell-address="Headers.G67" table:end-x="0.1189in" table:end-y="0.1193in" draw:z-index="9" draw:style-name="gr5" draw:text-style-name="P1" svg:width="0.0476in" svg:height="0.3209in" draw:transform="rotate (1.5707963267946) translate (0.071259842519685in 0.133464566929134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73" table:end-x="0.1039in" table:end-y="0.1114in" draw:z-index="6" draw:style-name="gr6" draw:text-style-name="P1" svg:x1="0.274in" svg:y1="0.052in" svg:x2="0.0374in" svg:y2="1.4508in">
              <text:p/>
            </draw:line>
          </table:table-cell>
          <table:table-cell table:number-columns-repeated="5"/>
          <table:table-cell table:style-name="Default" table:number-columns-repeated="3"/>
          <table:covered-table-cell table:number-columns-repeated="2" table:style-name="ce26"/>
          <table:covered-table-cell table:style-name="ce143">
            <draw:custom-shape table:end-cell-address="Headers.W93" table:end-x="0.0882in" table:end-y="0.0476in" draw:z-index="1" draw:style-name="gr5" draw:text-style-name="P1" svg:width="0.1343in" svg:height="4.7197in" draw:transform="rotate (1.5707963267946) translate (0.115748031496063in 0.0161417322834646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/>
          <table:table-cell table:style-name="Default">
            <draw:line table:end-cell-address="Headers.AL70" table:end-x="0.0138in" table:end-y="0.0287in" draw:z-index="3" draw:style-name="gr6" draw:text-style-name="P1" svg:x1="0.1398in" svg:y1="0.065in" svg:x2="0.3378in" svg:y2="0.8661in">
              <text:p/>
            </draw:line>
          </table:table-cell>
          <table:table-cell table:number-columns-repeated="5"/>
          <table:table-cell>
            <draw:line table:end-cell-address="Headers.AQ69" table:end-x="0.098in" table:end-y="0.0445in" draw:z-index="13" draw:style-name="gr2" draw:text-style-name="P1" svg:x1="0.2602in" svg:y1="0.1606in" svg:x2="0.0602in" svg:y2="0.7142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  <draw:line table:end-cell-address="Headers.H67" table:end-x="0.0638in" table:end-y="0.1106in" draw:z-index="10" draw:style-name="gr6" draw:text-style-name="P1" svg:x1="0.4039in" svg:y1="0.0051in" svg:x2="0.0717in" svg:y2="0.2783in">
              <text:p/>
            </draw:line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>
            <draw:custom-shape table:end-cell-address="Headers.B88" table:end-x="0.124in" table:end-y="0.0106in" draw:z-index="8" draw:style-name="gr5" draw:text-style-name="P1" svg:width="0.1386in" svg:height="3.2803in" draw:transform="rotate (1.5707963267946) translate (0.64251968503937in 0.078740157480315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  <draw:custom-shape table:end-cell-address="Headers.Q106" table:end-x="0.0213in" table:end-y="0.0921in" draw:z-index="2" draw:style-name="gr5" draw:text-style-name="P1" svg:width="0.1602in" svg:height="5.8681in" draw:transform="rotate (1.5707963267946) translate (0.0311023622047244in 0.083858267716535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  <draw:custom-shape table:end-cell-address="Headers.A105" table:end-x="0.1551in" table:end-y="0.0039in" draw:z-index="5" draw:style-name="gr5" draw:text-style-name="P1" svg:width="0.1547in" svg:height="5.0142in" draw:transform="rotate (1.5707963267946) translate (0.000393700787401575in 0.012598425196850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1">
          <table:table-cell/>
          <table:table-cell table:style-name="ce25" table:formula="of:=NOW()" office:value-type="date" office:date-value="2014-03-05T20:39:06">
            <text:p>03/05/14 08:39 P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1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4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5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902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579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1.0484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1972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531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8669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2016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5366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871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2063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5413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3827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7177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7.0524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7.2201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4.1728in" style:num-format="1" style:print-orientation="landscape" fo:margin-top="0.3126in" fo:margin-bottom="0.1181in" fo:margin-left="0.252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3-05">03/05/2014</text:date> <text:s text:c="2"/><text:time>20:39:05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3/05/2014</text:date>, <text:time>20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3-05T20:39:05</dc:date>
    <dc:creator>Jim Kueneman</dc:creator>
    <meta:editing-duration>P10DT20H20M45S</meta:editing-duration>
    <meta:editing-cycles>45</meta:editing-cycles>
    <meta:generator>OpenOffice/4.0.1$Unix OpenOffice.org_project/401m5$Build-9714</meta:generator>
    <meta:document-statistic meta:table-count="2" meta:cell-count="1425" meta:object-count="15"/>
  </office:meta>
</office:document-meta>
</file>